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fill-color="#333333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ole-draw-aspect="1" style:protect="size"/>
    </style:style>
    <style:style style:name="gr10" style:family="graphic" style:parent-style-name="objectwithoutfill">
      <style:graphic-properties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39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98cm" fo:min-width="0.397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P3" style:family="paragraph">
      <style:paragraph-properties fo:text-align="end" style:writing-mode="rl-tb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016cm" svg:height="2.864cm" svg:x="2.224cm" svg:y="0.504cm" svg:viewBox="0 0 3017 2865" svg:d="m1391 2743h203v-224c608-39 1062-497 1062-1087s-454-1048-1062-1087v-224h-203v226c-593 53-1031 505-1031 1085s438 1032 1031 1085zm117-2517c855 0 1509 620 1509 1432s-654 1433-1509 1433-1508-621-1508-1433 653-1432 1508-1432z">
          <draw:glue-point draw:id="4" svg:x="4.753cm" svg:y="1.842cm"/>
          <draw:glue-point draw:id="5" svg:x="-2.353cm" svg:y="4.502cm"/>
          <draw:glue-point draw:id="6" svg:x="3.864cm" svg:y="3.312cm"/>
          <text:p/>
        </draw:path>
        <draw:custom-shape draw:style-name="gr2" draw:text-style-name="P1" draw:layer="layout" svg:width="0.101cm" svg:height="0.101cm" svg:x="3.667cm" svg:y="0.688cm">
          <text:p/>
          <draw:enhanced-geometry svg:viewBox="0 0 21600 21600" draw:glue-points="10800 0 3163 3163 0 10800 3163 18437 10800 21600 18437 18437 21600 10800 18437 3163" draw:text-areas="3163 3163 18437 18437" draw:type="ring" draw:modifiers="211.76470588235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0.102cm" svg:height="0.102cm" svg:x="3.666cm" svg:y="3.084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1" draw:layer="layout" svg:width="2.022cm" svg:height="2.002cm" svg:x="2.724cm" svg:y="0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id="id7" draw:layer="layout" svg:width="0.041cm" svg:height="0.041cm" svg:x="3.699cm" svg:y="0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.689cm" svg:y1="3.108cm" svg:x2="3.75cm" svg:y2="3.159cm">
          <text:p/>
        </draw:line>
        <draw:line draw:style-name="gr5" draw:text-style-name="P1" draw:layer="layout" svg:x1="3.74cm" svg:y1="3.108cm" svg:x2="3.689cm" svg:y2="3.159cm">
          <text:p/>
        </draw:line>
        <draw:path draw:style-name="gr6" draw:text-style-name="P1" draw:id="id3" draw:layer="layout" svg:width="1.109cm" svg:height="1.128cm" draw:transform="rotate (3.03093877901278) translate (3.69736720097798cm 1.68969563928725cm)" svg:viewBox="0 0 1110 1129" svg:d="m98-1413c148-8 222-58 336-82 123-26 216-116 326-170 122-61 223-164 291-288 57-105 77-228 41-339-48-146-198-198-326-220-116-20-226-35-348-29-115 6-226-8-345 6l-73 8">
          <draw:glue-point draw:id="4" svg:x="-4.437cm" svg:y="2.922cm"/>
          <text:p/>
        </draw:path>
        <draw:path draw:style-name="gr6" draw:text-style-name="P1" draw:id="id4" draw:layer="layout" svg:width="1.166cm" svg:height="1.13cm" draw:transform="rotate (-3.03058971316357) translate (4.86100113920269cm 1.56888025453833cm)" svg:viewBox="0 0 1167 1131" svg:d="m1022-3064c-148-8-232-60-346-84-123-26-216-116-326-170-122-61-223-164-291-288-57-106-77-228-41-340 48-146 199-197 326-219 116-20 226-35 348-29 115 6 221 4 346 5l129 17">
          <draw:glue-point draw:id="4" svg:x="3.585cm" svg:y="3.446cm"/>
          <draw:glue-point draw:id="5" svg:x="3.487cm" svg:y="3.63cm"/>
          <text:p/>
        </draw:path>
        <draw:path draw:style-name="gr6" draw:text-style-name="P1" draw:id="id5" draw:layer="layout" svg:width="1.109cm" svg:height="1.135cm" draw:transform="rotate (0.111002940426818) translate (2.58399886079713cm 2.31411974546199cm)" svg:viewBox="0 0 1110 1136" svg:d="m1005 6308c-148-7-215-65-329-89-123-25-216-115-326-170-122-60-223-163-291-288-57-105-77-228-41-339 48-146 199-198 326-220 116-20 226-35 348-28 115 6 226-8 346 5l72 8">
          <draw:glue-point draw:id="4" svg:x="-4.912cm" svg:y="-0.594cm"/>
          <draw:glue-point draw:id="5" svg:x="-3.698cm" svg:y="-3.389cm"/>
          <text:p/>
        </draw:path>
        <draw:path draw:style-name="gr6" draw:text-style-name="P1" draw:id="id10" draw:layer="layout" svg:width="1.166cm" svg:height="1.14cm" draw:transform="rotate (-0.111526539203602) translate (3.69139794814713cm 2.18258807524619cm)" svg:viewBox="0 0 1167 1141" svg:d="m145 4657c151-17 232-70 346-93 123-26 217-116 326-171 122-61 223-164 291-288 58-105 77-228 40-339-47-146-198-198-325-220-116-20-226-35-348-28-115 6-223-8-344 5l-131 15">
          <draw:glue-point draw:id="4" svg:x="4.03cm" svg:y="-3.2cm"/>
          <text:p/>
        </draw:path>
        <draw:line draw:style-name="gr7" draw:text-style-name="P1" draw:layer="layout" svg:x1="3.648cm" svg:y1="1.675cm" svg:x2="3.943cm" svg:y2="1.665cm">
          <text:p/>
        </draw:line>
        <draw:line draw:style-name="gr7" draw:text-style-name="P1" draw:layer="layout" svg:x1="3.607cm" svg:y1="2.214cm" svg:x2="3.902cm" svg:y2="2.204cm">
          <text:p/>
        </draw:line>
        <draw:line draw:style-name="gr7" draw:text-style-name="P1" draw:layer="layout" svg:x1="5.294cm" svg:y1="1.879cm" svg:x2="6.067cm" svg:y2="1.879cm">
          <text:p/>
        </draw:line>
        <draw:frame draw:style-name="gr8" draw:text-style-name="P2" draw:layer="layout" svg:width="1.912cm" svg:height="0.696cm" svg:x="5.904cm" svg:y="1.462cm">
          <draw:text-box>
            <text:p><text:span text:style-name="T1">لچھے کی سمت</text:span></text:p>
          </draw:text-box>
        </draw:frame>
        <draw:frame draw:style-name="gr9" draw:layer="layout" svg:width="0.355cm" svg:height="0.308cm" svg:x="5.537cm" svg:y="1.25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olyline draw:style-name="gr10" draw:text-style-name="P1" draw:layer="layout" svg:width="0.312cm" svg:height="0.053cm" draw:transform="rotate (1.46118964976938) translate (5.7177716054614cm 1.8630322887671cm)" svg:viewBox="0 0 313 54" draw:points="0,11829 162,11811 270,11790 313,11775">
          <text:p/>
        </draw:polyline>
        <draw:line draw:style-name="gr7" draw:text-style-name="P1" draw:layer="layout" svg:x1="5.66cm" svg:y1="1.228cm" svg:x2="5.569cm" svg:y2="0.995cm">
          <text:p/>
        </draw:line>
        <draw:frame draw:style-name="gr9" draw:id="id1" draw:layer="layout" svg:width="0.916cm" svg:height="0.356cm" svg:x="6.135cm" svg:y="2.28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onnector draw:style-name="gr7" draw:text-style-name="P1" draw:layer="layout" draw:type="curve" draw:line-skew="0.571cm" svg:x1="6.135cm" svg:y1="2.464cm" svg:x2="4.988cm" svg:y2="2.327cm" draw:start-shape="id1" draw:start-glue-point="3" svg:d="m6135 2464c-379 0 194-137-1147-137">
          <text:p/>
        </draw:connector>
        <draw:connector draw:style-name="gr7" draw:text-style-name="P1" draw:layer="layout" draw:type="curve" draw:line-skew="0.92cm" svg:x1="6.135cm" svg:y1="2.464cm" svg:x2="4.29cm" svg:y2="1.984cm" draw:start-shape="id1" draw:start-glue-point="3" svg:d="m6135 2464c-379 0 543-480-1845-480">
          <text:p/>
        </draw:connector>
        <draw:frame draw:style-name="gr11" draw:text-style-name="P2" draw:id="id2" draw:layer="layout" svg:width="1.463cm" svg:height="0.696cm" svg:x="0.741cm" svg:y="0.213cm">
          <draw:text-box>
            <text:p><text:span text:style-name="T1">خلائی درز</text:span></text:p>
          </draw:text-box>
        </draw:frame>
        <draw:connector draw:style-name="gr7" draw:text-style-name="P1" draw:layer="layout" draw:type="curve" svg:x1="2.204cm" svg:y1="0.561cm" svg:x2="2.694cm" svg:y2="1.44cm" draw:start-shape="id2" draw:start-glue-point="1" draw:end-shape="id3" draw:end-glue-point="4" svg:d="m2204 561c321 0 76 879 490 879">
          <text:p/>
        </draw:connector>
        <draw:connector draw:style-name="gr7" draw:text-style-name="P1" draw:layer="layout" draw:type="curve" draw:line-skew="-0.353cm -0.404cm" svg:x1="2.204cm" svg:y1="0.561cm" svg:x2="4.652cm" svg:y2="1.523cm" draw:start-shape="id2" draw:start-glue-point="1" draw:end-shape="id4" draw:end-glue-point="5" svg:d="m2204 561c592 0 493 607 957 942s1491 398 1491 20">
          <text:p/>
        </draw:connector>
        <draw:frame draw:style-name="gr12" draw:text-style-name="P2" draw:layer="layout" svg:width="2.254cm" svg:height="0.696cm" svg:x="0.167cm" svg:y="2.501cm">
          <draw:text-box>
            <text:p><text:span text:style-name="T1">مقناطیسی رو</text:span></text:p>
          </draw:text-box>
        </draw:frame>
        <draw:connector draw:style-name="gr7" draw:text-style-name="P1" draw:layer="layout" draw:type="curve" svg:x1="1.724cm" svg:y1="2.903cm" svg:x2="2.632cm" svg:y2="2.703cm" draw:end-shape="id5" draw:end-glue-point="4" svg:d="m1724 2903c298 0-155-200 908-200">
          <text:p/>
        </draw:connector>
        <draw:frame draw:style-name="gr11" draw:text-style-name="P2" draw:id="id6" draw:layer="layout" svg:width="1.758cm" svg:height="0.696cm" svg:x="5.821cm" svg:y="0.243cm">
          <draw:text-box>
            <text:p text:style-name="P3"><text:span text:style-name="T1"><text:s/>چکر کا لچھا</text:span></text:p>
          </draw:text-box>
        </draw:frame>
        <draw:connector draw:style-name="gr7" draw:text-style-name="P1" draw:layer="layout" draw:type="curve" draw:line-skew="-0.09cm" svg:x1="5.821cm" svg:y1="0.591cm" svg:x2="3.733cm" svg:y2="0.754cm" draw:start-shape="id6" draw:start-glue-point="3" draw:end-shape="id7" draw:end-glue-point="9" svg:d="m5821 591c-1695 0-651 163-2088 163">
          <text:p/>
        </draw:connector>
        <draw:line draw:style-name="gr7" draw:text-style-name="P1" draw:layer="layout" svg:x1="3.098cm" svg:y1="1.706cm" svg:x2="2.814cm" svg:y2="1.524cm">
          <text:p/>
        </draw:line>
        <draw:line draw:style-name="gr7" draw:text-style-name="P1" draw:layer="layout" svg:x1="4.937cm" svg:y1="1.239cm" svg:x2="4.754cm" svg:y2="1.442cm">
          <text:p/>
        </draw:line>
        <draw:line draw:style-name="gr7" draw:text-style-name="P1" draw:layer="layout" svg:x1="3.718cm" svg:y1="1.899cm" svg:x2="4.653cm" svg:y2="2.367cm">
          <text:p/>
        </draw:line>
        <draw:line draw:style-name="gr7" draw:text-style-name="P1" draw:id="id11" draw:layer="layout" svg:x1="3.719cm" svg:y1="1.897cm" svg:x2="2.794cm" svg:y2="2.367cm">
          <draw:glue-point draw:id="4" svg:x="0.054cm" svg:y="0.021cm"/>
          <text:p/>
        </draw:line>
        <draw:frame draw:style-name="gr11" draw:text-style-name="P2" draw:id="id8" draw:layer="layout" svg:width="3.088cm" svg:height="1.141cm" svg:x="-0.061cm" svg:y="0.843cm">
          <draw:text-box>
            <text:p><text:span text:style-name="T1">رداس اور <text:s/>مقناطیسی</text:span></text:p>
            <text:p><text:span text:style-name="T1"><text:s/></text:span><text:span text:style-name="T1">رو اُلٹ سمت میں ہیں</text:span></text:p>
          </draw:text-box>
          <draw:glue-point draw:id="4" svg:x="-0.362cm" svg:y="3.286cm"/>
        </draw:frame>
        <draw:connector draw:style-name="gr7" draw:text-style-name="P1" draw:layer="layout" draw:type="curve" svg:x1="1.372cm" svg:y1="1.787cm" svg:x2="2.764cm" svg:y2="2.388cm" draw:start-shape="id8" draw:start-glue-point="4" draw:end-shape="id5" draw:end-glue-point="5" svg:d="m1372 1787c0 401 464 601 1392 601">
          <text:p/>
        </draw:connector>
        <draw:frame draw:style-name="gr11" draw:text-style-name="P2" draw:id="id9" draw:layer="layout" svg:width="2.936cm" svg:height="1.141cm" svg:x="6.218cm" svg:y="2.567cm">
          <draw:text-box>
            <text:p><text:span text:style-name="T1">رداس اور مقناطیسی</text:span></text:p>
            <text:p><text:span text:style-name="T1"><text:s/></text:span><text:span text:style-name="T1">رو ایک سمت میں ہیں</text:span></text:p>
          </draw:text-box>
        </draw:frame>
        <draw:connector draw:style-name="gr7" draw:text-style-name="P1" draw:layer="layout" draw:type="curve" svg:x1="6.218cm" svg:y1="3.137cm" svg:x2="4.703cm" svg:y2="2.408cm" draw:start-shape="id9" draw:start-glue-point="3" draw:end-shape="id10" draw:end-glue-point="4" svg:d="m6218 3137c-1053 0-296-729-1515-729">
          <text:p/>
        </draw:connector>
        <draw:line draw:style-name="gr7" draw:text-style-name="P1" draw:layer="layout" svg:x1="4.206cm" svg:y1="2.54cm" svg:x2="4.368cm" svg:y2="2.733cm">
          <text:p/>
        </draw:line>
        <draw:line draw:style-name="gr7" draw:text-style-name="P1" draw:layer="layout" svg:x1="4.805cm" svg:y1="3.291cm" svg:x2="4.429cm" svg:y2="2.814cm">
          <text:p/>
        </draw:line>
        <draw:frame draw:style-name="gr9" draw:layer="layout" svg:width="0.392cm" svg:height="0.351cm" svg:x="4.716cm" svg:y="3.1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2" draw:text-style-name="P2" draw:layer="layout" svg:width="1.118cm" svg:height="0.696cm" svg:x="1.635cm" svg:y="2.971cm">
          <draw:text-box>
            <text:p><text:span text:style-name="T1">رداس</text:span></text:p>
          </draw:text-box>
        </draw:frame>
        <draw:connector draw:style-name="gr7" draw:text-style-name="P1" draw:layer="layout" draw:type="curve" svg:x1="2.434cm" svg:y1="3.311cm" svg:x2="3.26cm" svg:y2="2.132cm" draw:end-shape="id11" draw:end-glue-point="4" svg:d="m2434 3311c0-333 826 256 826-1179">
          <text:p/>
        </draw:connector>
        <draw:frame draw:style-name="gr9" draw:layer="layout" svg:width="0.515cm" svg:height="0.466cm" svg:x="7.165cm" svg:y="0.335cm"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o math:stretchy="false">θ</math:mo>
    <math:annotation math:encoding="StarMath 5.0">%theta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μ</math:mo>
        <math:mi>r</math:mi>
      </math:msub>
      <math:mo math:stretchy="false">=</math:mo>
      <math:mo math:stretchy="false">∞</math:mo>
    </math:mrow>
    <math:annotation math:encoding="StarMath 5.0">%mu_r=infinity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ub>
      <math:mi>l</math:mi>
      <math:mi>a</math:mi>
    </math:msub>
    <math:annotation math:encoding="StarMath 5.0">l_a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i>N</math:mi>
    <math:annotation math:encoding="StarMath 5.0">N</math:annotation>
  </math:semantics>
</math:math>
</file>